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097in" table:align="left"/>
    </style:style>
    <style:style style:name="Table1.A" style:family="table-column">
      <style:table-column-properties style:column-width="0.4514in"/>
    </style:style>
    <style:style style:name="Table1.B" style:family="table-column">
      <style:table-column-properties style:column-width="0.8583in"/>
    </style:style>
    <style:style style:name="Table1.A1" style:family="table-cell">
      <style:table-cell-properties style:vertical-align="middle" fo:padding="0.0194in" fo:border="none"/>
    </style:style>
    <style:style style:name="Table3" style:family="table">
      <style:table-properties style:width="1.8833in" table:align="left"/>
    </style:style>
    <style:style style:name="Table3.A" style:family="table-column">
      <style:table-column-properties style:column-width="0.4514in"/>
    </style:style>
    <style:style style:name="Table3.B" style:family="table-column">
      <style:table-column-properties style:column-width="0.5736in"/>
    </style:style>
    <style:style style:name="Table3.C" style:family="table-column">
      <style:table-column-properties style:column-width="0.8583in"/>
    </style:style>
    <style:style style:name="Table3.A1" style:family="table-cell">
      <style:table-cell-properties style:vertical-align="middle" fo:padding="0.0194in" fo:border="none"/>
    </style:style>
    <style:style style:name="Table4" style:family="table">
      <style:table-properties style:width="6.6979in" fo:margin-left="0in" table:align="left"/>
    </style:style>
    <style:style style:name="Table4.A" style:family="table-column">
      <style:table-column-properties style:column-width="1.1153in"/>
    </style:style>
    <style:style style:name="Table4.C" style:family="table-column">
      <style:table-column-properties style:column-width="1.116in"/>
    </style:style>
    <style:style style:name="Table4.F" style:family="table-column">
      <style:table-column-properties style:column-width="1.1208in"/>
    </style:style>
    <style:style style:name="Table4.A1" style:family="table-cell">
      <style:table-cell-properties fo:padding="0.0382in" fo:border-left="0.5pt solid #000000" fo:border-right="none" fo:border-top="0.5pt solid #000000" fo:border-bottom="0.5pt solid #000000"/>
    </style:style>
    <style:style style:name="Table4.F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F2" style:family="table-cell">
      <style:table-cell-properties fo:padding="0.0382in" fo:border-left="0.5pt solid #000000" fo:border-right="0.5pt solid #000000" fo:border-top="none" fo:border-bottom="0.5pt solid #000000"/>
    </style:style>
    <style:style style:name="Table2" style:family="table">
      <style:table-properties style:width="1.3125in" table:align="left"/>
    </style:style>
    <style:style style:name="Table2.A" style:family="table-column">
      <style:table-column-properties style:column-width="0.4514in"/>
    </style:style>
    <style:style style:name="Table2.B" style:family="table-column">
      <style:table-column-properties style:column-width="0.8611in"/>
    </style:style>
    <style:style style:name="Table2.A1" style:family="table-cell">
      <style:table-cell-properties style:vertical-align="middle" fo:padding="0.0194in" fo:border="none"/>
    </style:style>
    <style:style style:name="P1" style:family="paragraph" style:parent-style-name="Heading_20_2">
      <style:text-properties officeooo:paragraph-rsid="00173114"/>
    </style:style>
    <style:style style:name="P2" style:family="paragraph" style:parent-style-name="Heading_20_3">
      <style:text-properties officeooo:paragraph-rsid="00173114"/>
    </style:style>
    <style:style style:name="P3" style:family="paragraph" style:parent-style-name="Text_20_body">
      <style:text-properties officeooo:paragraph-rsid="00173114"/>
    </style:style>
    <style:style style:name="P4" style:family="paragraph" style:parent-style-name="Table_20_Contents">
      <style:text-properties officeooo:paragraph-rsid="0019b85d"/>
    </style:style>
    <style:style style:name="P5" style:family="paragraph" style:parent-style-name="Table_20_Heading">
      <style:text-properties officeooo:paragraph-rsid="0019b85d"/>
    </style:style>
    <style:style style:name="P6" style:family="paragraph" style:parent-style-name="Text_20_body">
      <style:text-properties officeooo:paragraph-rsid="0019b85d"/>
    </style:style>
    <style:style style:name="P7" style:family="paragraph" style:parent-style-name="Table_20_Contents">
      <style:text-properties officeooo:rsid="001a86af" officeooo:paragraph-rsid="001a86af"/>
    </style:style>
    <style:style style:name="P8" style:family="paragraph" style:parent-style-name="Table_20_Contents">
      <style:text-properties officeooo:paragraph-rsid="001a86af"/>
    </style:style>
    <style:style style:name="P9" style:family="paragraph" style:parent-style-name="Table_20_Heading">
      <style:text-properties officeooo:paragraph-rsid="001a86af"/>
    </style:style>
    <style:style style:name="P10" style:family="paragraph" style:parent-style-name="Text_20_body">
      <style:text-properties officeooo:paragraph-rsid="001a86af"/>
    </style:style>
    <style:style style:name="P11" style:family="paragraph" style:parent-style-name="Table_20_Contents">
      <style:text-properties officeooo:rsid="001c7762" officeooo:paragraph-rsid="001c7762"/>
    </style:style>
    <style:style style:name="P12" style:family="paragraph" style:parent-style-name="Table_20_Contents">
      <style:text-properties officeooo:paragraph-rsid="001f006c"/>
    </style:style>
    <style:style style:name="P13" style:family="paragraph" style:parent-style-name="Table_20_Heading">
      <style:text-properties officeooo:paragraph-rsid="001f006c"/>
    </style:style>
    <style:style style:name="P14" style:family="paragraph" style:parent-style-name="Text_20_body">
      <style:text-properties officeooo:paragraph-rsid="001f006c"/>
    </style:style>
    <style:style style:name="P15" style:family="paragraph" style:parent-style-name="Text_20_body">
      <style:paragraph-properties fo:margin-top="0in" fo:margin-bottom="0in" style:contextual-spacing="false"/>
      <style:text-properties officeooo:paragraph-rsid="001f006c"/>
    </style:style>
    <style:style style:name="P16" style:family="paragraph" style:parent-style-name="Table_20_Contents">
      <style:text-properties officeooo:rsid="00213674" officeooo:paragraph-rsid="00213674"/>
    </style:style>
    <style:style style:name="P17" style:family="paragraph" style:parent-style-name="Text_20_body">
      <style:paragraph-properties fo:margin-top="0in" fo:margin-bottom="0in" style:contextual-spacing="false"/>
      <style:text-properties officeooo:rsid="00213674" officeooo:paragraph-rsid="00213674"/>
    </style:style>
    <style:style style:name="P18" style:family="paragraph" style:parent-style-name="Table_20_Contents">
      <style:text-properties officeooo:rsid="00233553" officeooo:paragraph-rsid="00233553"/>
    </style:style>
    <style:style style:name="P19" style:family="paragraph" style:parent-style-name="Text_20_body">
      <style:paragraph-properties fo:margin-top="0in" fo:margin-bottom="0in" style:contextual-spacing="false"/>
    </style:style>
    <style:style style:name="P20" style:family="paragraph" style:parent-style-name="Text_20_body">
      <style:paragraph-properties fo:margin-top="0in" fo:margin-bottom="0.0575in" style:contextual-spacing="false" fo:line-height="115%"/>
      <style:text-properties officeooo:paragraph-rsid="00173114"/>
    </style:style>
    <style:style style:name="P21" style:family="paragraph" style:parent-style-name="Text_20_body">
      <style:text-properties fo:font-weight="bold" officeooo:rsid="00173114" officeooo:paragraph-rsid="00173114" style:font-weight-asian="bold" style:font-weight-complex="bold"/>
    </style:style>
    <style:style style:name="P22" style:family="paragraph" style:parent-style-name="Text_20_body">
      <style:text-properties fo:font-weight="bold" officeooo:rsid="00173114" officeooo:paragraph-rsid="00177e2a" style:font-weight-asian="bold" style:font-weight-complex="bold"/>
    </style:style>
    <style:style style:name="P23" style:family="paragraph" style:parent-style-name="Text_20_body">
      <style:text-properties fo:font-weight="normal" officeooo:rsid="00173114" officeooo:paragraph-rsid="00177e2a" style:font-weight-asian="normal" style:font-weight-complex="normal"/>
    </style:style>
    <style:style style:name="P24" style:family="paragraph" style:parent-style-name="Text_20_body">
      <style:paragraph-properties fo:margin-top="0in" fo:margin-bottom="0.0181in" style:contextual-spacing="false" fo:line-height="100%"/>
      <style:text-properties fo:font-weight="normal" officeooo:rsid="00173114" officeooo:paragraph-rsid="00177e2a" style:font-weight-asian="normal" style:font-weight-complex="normal"/>
    </style:style>
    <style:style style:name="P25" style:family="paragraph" style:parent-style-name="Text_20_body">
      <style:text-properties officeooo:rsid="00177e2a" officeooo:paragraph-rsid="00177e2a"/>
    </style:style>
    <style:style style:name="P26" style:family="paragraph" style:parent-style-name="Text_20_body">
      <style:paragraph-properties fo:margin-top="0in" fo:margin-bottom="0.0575in" style:contextual-spacing="false" fo:line-height="100%"/>
      <style:text-properties officeooo:rsid="00177e2a" officeooo:paragraph-rsid="00177e2a"/>
    </style:style>
    <style:style style:name="P27" style:family="paragraph" style:parent-style-name="Text_20_body">
      <style:paragraph-properties fo:margin-top="0in" fo:margin-bottom="0in" style:contextual-spacing="false"/>
      <style:text-properties officeooo:paragraph-rsid="001f484a"/>
    </style:style>
    <style:style style:name="P28" style:family="paragraph" style:parent-style-name="Text_20_body">
      <style:text-properties officeooo:paragraph-rsid="001f484a"/>
    </style:style>
    <style:style style:name="P29" style:family="paragraph" style:parent-style-name="Text_20_body" style:list-style-name="L1"/>
    <style:style style:name="P30" style:family="paragraph" style:parent-style-name="Text_20_body" style:list-style-name="L1">
      <style:paragraph-properties fo:margin-top="0in" fo:margin-bottom="0in" style:contextual-spacing="false"/>
    </style:style>
    <style:style style:name="P31" style:family="paragraph" style:parent-style-name="Text_20_body" style:list-style-name="L2">
      <style:text-properties officeooo:paragraph-rsid="00173114"/>
    </style:style>
    <style:style style:name="P32" style:family="paragraph" style:parent-style-name="Text_20_body" style:list-style-name="L3">
      <style:text-properties officeooo:paragraph-rsid="00173114"/>
    </style:style>
    <style:style style:name="P33" style:family="paragraph" style:parent-style-name="Text_20_body" style:list-style-name="L4"/>
    <style:style style:name="P34" style:family="paragraph" style:parent-style-name="Text_20_body" style:list-style-name="L4">
      <style:paragraph-properties fo:margin-top="0in" fo:margin-bottom="0in" style:contextual-spacing="false"/>
    </style:style>
    <style:style style:name="P35" style:family="paragraph" style:parent-style-name="Text_20_body" style:list-style-name="L5"/>
    <style:style style:name="P36" style:family="paragraph" style:parent-style-name="Text_20_body" style:list-style-name="L5">
      <style:paragraph-properties fo:margin-top="0in" fo:margin-bottom="0in" style:contextual-spacing="false"/>
    </style:style>
    <style:style style:name="P37" style:family="paragraph" style:parent-style-name="Text_20_body" style:list-style-name="L6"/>
    <style:style style:name="P38" style:family="paragraph" style:parent-style-name="Text_20_body" style:list-style-name="L6">
      <style:paragraph-properties fo:margin-top="0in" fo:margin-bottom="0in" style:contextual-spacing="false"/>
    </style:style>
    <style:style style:name="P39" style:family="paragraph" style:parent-style-name="Text_20_body" style:list-style-name="L7"/>
    <style:style style:name="P40" style:family="paragraph" style:parent-style-name="Text_20_body" style:list-style-name="L7">
      <style:paragraph-properties fo:margin-top="0in" fo:margin-bottom="0in" style:contextual-spacing="false"/>
    </style:style>
    <style:style style:name="T1" style:family="text">
      <style:text-properties officeooo:rsid="00160daa"/>
    </style:style>
    <style:style style:name="T2" style:family="text">
      <style:text-properties officeooo:rsid="00173114"/>
    </style:style>
    <style:style style:name="T3" style:family="text">
      <style:text-properties style:font-name="Liberation Serif" fo:font-size="18pt" fo:font-weight="bold" officeooo:rsid="00173114" style:font-name-asian="Noto Serif CJK SC" style:font-size-asian="18pt" style:font-weight-asian="bold" style:font-name-complex="FreeSans1" style:font-size-complex="18pt" style:font-weight-complex="bold"/>
    </style:style>
    <style:style style:name="T4" style:family="text">
      <style:text-properties fo:font-weight="bold" style:font-weight-asian="bold" style:font-weight-complex="bold"/>
    </style:style>
    <style:style style:name="T5" style:family="text">
      <style:text-properties officeooo:rsid="00177e2a"/>
    </style:style>
    <style:style style:name="T6" style:family="text">
      <style:text-properties officeooo:rsid="00190b63"/>
    </style:style>
    <style:style style:name="T7" style:family="text">
      <style:text-properties officeooo:rsid="0019b85d"/>
    </style:style>
    <style:style style:name="T8" style:family="text">
      <style:text-properties officeooo:rsid="001a86af"/>
    </style:style>
    <style:style style:name="T9" style:family="text">
      <style:text-properties officeooo:rsid="0023814e"/>
    </style:style>
    <style:style style:name="T10" style:family="text">
      <style:text-properties officeooo:rsid="0023b7e9"/>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I</text:span>nforme Técnico: Paralelización con OpenMP</text:h>
      <text:h text:style-name="Heading_20_2" text:outline-level="2">1. Índice</text:h>
      <text:list xml:id="list1651054787" text:style-name="L1">
        <text:list-item>
          <text:p text:style-name="P30">Índice</text:p>
        </text:list-item>
        <text:list-item>
          <text:p text:style-name="P30">Introducción</text:p>
        </text:list-item>
        <text:list-item>
          <text:p text:style-name="P30">Desarrollo del programa en serie</text:p>
          <text:list>
            <text:list-item>
              <text:p text:style-name="P30">a) Decisiones y descripción del código en serie</text:p>
            </text:list-item>
            <text:list-item>
              <text:p text:style-name="P30">b) Evaluación del programa en serie</text:p>
            </text:list-item>
          </text:list>
        </text:list-item>
        <text:list-item>
          <text:p text:style-name="P30">La versión paralela de los programas</text:p>
          <text:list>
            <text:list-item>
              <text:p text:style-name="P30">a) Desarrollo del código paralelo</text:p>
            </text:list-item>
            <text:list-item>
              <text:p text:style-name="P30">b) Necesidades de sincronización</text:p>
            </text:list-item>
          </text:list>
        </text:list-item>
        <text:list-item>
          <text:p text:style-name="P30">Análisis del rendimiento</text:p>
          <text:list>
            <text:list-item>
              <text:p text:style-name="P30">a) Metodología</text:p>
            </text:list-item>
            <text:list-item>
              <text:p text:style-name="P30">b) Rendimiento por región paralela y opción probada</text:p>
            </text:list-item>
            <text:list-item>
              <text:p text:style-name="P30">c) Rendimiento del sistema entero</text:p>
            </text:list-item>
          </text:list>
        </text:list-item>
        <text:list-item>
          <text:p text:style-name="P30">Conclusiones</text:p>
        </text:list-item>
        <text:list-item>
          <text:p text:style-name="P29">Conclusiones técnicas y de otros tipos</text:p>
        </text:list-item>
      </text:list>
      <text:p text:style-name="Horizontal_20_Line"/>
      <text:h text:style-name="Heading_20_2" text:outline-level="2">2. Introducción</text:h>
      <text:p text:style-name="P20">El proyecto básicamente consta en paralelizar dos aplicaciones en C. Contamos con el compilador gcc. La aplicación está enfocada a los sistemas multiprocesador (SMP) y utilizaremos la interfaz 'OpenMP' para la paralelización. Para ello crearemos una nueva versión 'paralela' donde aplicaremos la paralelización, con el objetivo de acelerar la versión en serie.</text:p>
      <text:p text:style-name="Horizontal_20_Line"/>
      <text:h text:style-name="Heading_20_2" text:outline-level="2">3. <text:span text:style-name="T2">Fundamentos Te</text:span><text:span text:style-name="T3">óricos</text:span></text:h>
      <text:p text:style-name="Text_20_body">Los conocimientos esenciales que se deben considerar al iniciar este proyecto en relación con la paralelización son los siguientes:</text:p>
      <text:list xml:id="list813103464" text:style-name="L2">
        <text:list-item>
          <text:p text:style-name="P31">Al ejecutar un programa de forma paralela, existen secciones del código que deben ejecutarse de manera secuencial. Si el tamaño de la sección secuencial aumenta al mismo ritmo que el problema, el potencial de paralelización se verá limitado. En contraste, si el tamaño de la sección secuencial no se ve afectado por el aumento del tamaño del problema, el paralelismo se utilizará eficazmente para resolver problemas de gran envergadura.</text:p>
        </text:list-item>
        <text:list-item>
          <text:p text:style-name="P31">En sistemas multiprocesador, los procesos paralelos emplean variables compartidas para acceder a la memoria. </text:p>
        </text:list-item>
      </text:list>
      <text:p text:style-name="P3">Por esta razón, se recurre a procesos para sincronizar estas variables, como las secciones críticas: fragmentos del código paralelo ejecutados por todos los procesadores de manera secuencial, y las <text:soft-page-break/>barreras: puntos específicos del programa en los cuales los procesos esperan hasta que todos han alcanzado ese mismo punto.</text:p>
      <text:list xml:id="list790551600" text:style-name="L3">
        <text:list-item>
          <text:p text:style-name="P32">Al distribuir el trabajo en una sección paralela, el uso de un reparto estático garantiza que no se producirán sobrecargas en la ejecución de los procesos, aunque no asegura una distribución equitativa del trabajo. </text:p>
        </text:list-item>
      </text:list>
      <text:p text:style-name="P3">Por ello, se emplea un reparto dinámico, que involucra dos variables: el chunk scheduling, donde todas las iteraciones se reparten en bloques del mismo tamaño (priorizando el tiempo de compilación), y el guided-scheduling, donde los bloques no son todos del mismo tamaño, comenzando con bloques que tienen un gran número de iteraciones y disminuyendo progresivamente (priorizando el tiempo de ejecución).</text:p>
      <text:p text:style-name="Text_20_body"/>
      <text:p text:style-name="Text_20_body"><text:span text:style-name="Strong_20_Emphasis"/></text:p>
      <text:h text:style-name="P1" text:outline-level="2">4. La versión paralela de los programas</text:h>
      <text:h text:style-name="P2" text:outline-level="3">Programa 1: integral.c</text:h>
      <text:p text:style-name="P21">Snippet de la parte a paralelizar:</text:p>
      <text:p text:style-name="P21">```<text:span text:style-name="T5">c</text:span></text:p>
      <text:p text:style-name="P24">double Integrar (double a, double b, int n, double w) {</text:p>
      <text:p text:style-name="P24"><text:s text:c="2"/>double <text:s/>resultado, x; </text:p>
      <text:p text:style-name="P24"><text:s text:c="2"/>int <text:s text:c="4"/>i; </text:p>
      <text:p text:style-name="P24"><text:s text:c="2"/>resultado = (f(a) + f(b)) / 2.0; </text:p>
      <text:p text:style-name="P24"><text:s text:c="2"/>#pragma omp parallel for private(x) reduction(+:resultado)</text:p>
      <text:p text:style-name="P24"><text:s text:c="2"/>for (i=1; i&lt;n; i++) {</text:p>
      <text:p text:style-name="P24"><text:s text:c="4"/>x = a + i*w; </text:p>
      <text:p text:style-name="P24"><text:s text:c="4"/>resultado += f(x); </text:p>
      <text:p text:style-name="P24"><text:s text:c="2"/>} </text:p>
      <text:p text:style-name="P24"><text:s text:c="2"/>resultado *= <text:s/>w; </text:p>
      <text:p text:style-name="P24"><text:s text:c="2"/>return (resultado);</text:p>
      <text:p text:style-name="P24">}</text:p>
      <text:p text:style-name="P21">```</text:p>
      <text:h text:style-name="Heading_20_4" text:outline-level="4">Descripción <text:span text:style-name="T9">del programa</text:span>:</text:h>
      <text:p text:style-name="Text_20_body">El <text:span text:style-name="T5">programa Integral.c</text:span> implementa el cálculo de la integral de una función mediante la regla del trapecio. La función <text:span text:style-name="Source_20_Text">f(x)</text:span> a integrar es definida en el código, y se utiliza el método de la serie para mejorar la precisión del resultado. Se ha<text:span text:style-name="T6">n</text:span> incorporado <text:span text:style-name="T6">clausulas de </text:span>OpenMP para paralelizar el bucle principal y acelerar <text:span text:style-name="T6">así </text:span>el proceso de cálculo.</text:p>
      <text:h text:style-name="Heading_20_4" text:outline-level="4">Elementos Relevantes:</text:h>
      <text:list xml:id="list1964860524" text:style-name="L4">
        <text:list-item>
          <text:p text:style-name="P33"><text:span text:style-name="Strong_20_Emphasis">Directivas OpenMP:</text:span></text:p>
          <text:list>
            <text:list-item>
              <text:p text:style-name="P34"><text:soft-page-break/><text:span text:style-name="Source_20_Text">#pragma omp parallel for</text:span>: Se utiliza para paralelizar el bucle principal de cálculo de la integral, distribuyendo las iteraciones entre los hilos disponibles.</text:p>
            </text:list-item>
            <text:list-item>
              <text:p text:style-name="P34"><text:span text:style-name="Source_20_Text">reduction(+:resultado)</text:span>: Garantiza la operación segura de reducción para la variable <text:span text:style-name="Source_20_Text">resultado</text:span>.</text:p>
            </text:list-item>
          </text:list>
        </text:list-item>
        <text:list-item>
          <text:p text:style-name="P33"><text:span text:style-name="Strong_20_Emphasis">Optimización de Rendimiento:</text:span></text:p>
          <text:list>
            <text:list-item>
              <text:p text:style-name="P33">La paralelización del bucle permite la ejecución simultánea de iteraciones, mejorando la eficiencia computacional.</text:p>
            </text:list-item>
          </text:list>
        </text:list-item>
      </text:list>
      <text:h text:style-name="Heading_20_4" text:outline-level="4">Resultados y Tiempos:</text:h>
      <text:p text:style-name="P6"><text:span text:style-name="Strong_20_Emphasis">Resultados para Integral.c:</text:span></text:p>
      <table:table table:name="Table1" table:style-name="Table1">
        <table:table-column table:style-name="Table1.A"/>
        <table:table-column table:style-name="Table1.B"/>
        <table:table-header-rows>
          <table:table-row>
            <table:table-cell table:style-name="Table1.A1" office:value-type="string">
              <text:p text:style-name="P5">Hilos</text:p>
            </table:table-cell>
            <table:table-cell table:style-name="Table1.A1" office:value-type="string">
              <text:p text:style-name="P5">Tiempo (s)</text:p>
            </table:table-cell>
          </table:table-row>
        </table:table-header-rows>
        <table:table-row>
          <table:table-cell table:style-name="Table1.A1" office:value-type="string">
            <text:p text:style-name="P4">1</text:p>
          </table:table-cell>
          <table:table-cell table:style-name="Table1.A1" office:value-type="string">
            <text:p text:style-name="P4">2.17</text:p>
          </table:table-cell>
        </table:table-row>
        <table:table-row>
          <table:table-cell table:style-name="Table1.A1" office:value-type="string">
            <text:p text:style-name="P4">2</text:p>
          </table:table-cell>
          <table:table-cell table:style-name="Table1.A1" office:value-type="string">
            <text:p text:style-name="P7">0.57</text:p>
          </table:table-cell>
        </table:table-row>
        <table:table-row>
          <table:table-cell table:style-name="Table1.A1" office:value-type="string">
            <text:p text:style-name="P4">4</text:p>
          </table:table-cell>
          <table:table-cell table:style-name="Table1.A1" office:value-type="string">
            <text:p text:style-name="P7">0.28</text:p>
          </table:table-cell>
        </table:table-row>
        <table:table-row>
          <table:table-cell table:style-name="Table1.A1" office:value-type="string">
            <text:p text:style-name="P4">8</text:p>
          </table:table-cell>
          <table:table-cell table:style-name="Table1.A1" office:value-type="string">
            <text:p text:style-name="P4">0.14</text:p>
          </table:table-cell>
        </table:table-row>
        <table:table-row>
          <table:table-cell table:style-name="Table1.A1" office:value-type="string">
            <text:p text:style-name="P4">16</text:p>
          </table:table-cell>
          <table:table-cell table:style-name="Table1.A1" office:value-type="string">
            <text:p text:style-name="P7">0.07</text:p>
          </table:table-cell>
        </table:table-row>
        <table:table-row>
          <table:table-cell table:style-name="Table1.A1" office:value-type="string">
            <text:p text:style-name="P4">32</text:p>
          </table:table-cell>
          <table:table-cell table:style-name="Table1.A1" office:value-type="string">
            <text:p text:style-name="P7">0.04</text:p>
          </table:table-cell>
        </table:table-row>
      </table:table>
      <text:p text:style-name="P6"><text:span text:style-name="Strong_20_Emphasis"/></text:p>
      <text:p text:style-name="P6"><draw:frame draw:style-name="fr2" draw:name="Frame1" text:anchor-type="char" svg:width="6.2984in" draw:z-index="0"><draw:text-box fo:min-height="3.5429in"><text:p text:style-name="Figure"><draw:frame draw:style-name="fr3" draw:name="Object1" text:anchor-type="paragraph" svg:width="6.2984in" style:rel-width="100%" svg:height="3.5429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factor de aceleracion (fa)</text:p></draw:text-box></draw:frame><text:span text:style-name="Strong_20_Emphasis"/></text:p>
      <text:p text:style-name="P19">Al analizar los datos proporcionados, se evidencia un comportamiento interesante en el rendimiento en paralelo en relación con el número de hilos utilizados. A medida que se incrementa el número de hilos, se observa una disminución en el tiempo de ejecución hasta llegar a 32 hilos, <text:span text:style-name="T7">es decir que si lo ejecutasemos con mas hilos hay una posibilidad de que disminuya algo más el tiempo.</text:span></text:p>
      <text:p text:style-name="P19"/>
      <text:p text:style-name="Text_20_body"><text:soft-page-break/>La representación gráfica del factor de aceleración revela un aumento constante hasta 32 hilos. La eficiencia, reflejada en la gráfica correspondiente, muestra un rendimiento óptimo con 2 hilos, pero disminuye a medida que se incrementa el número de hilos, indicando una escalabilidad débil.</text:p>
      <text:p text:style-name="Text_20_body">En términos de los mejores tiempos de ejecución en paralelo, se lograron con 32 hilos, con un tiempo máximo de 0:00.<text:span text:style-name="T8">9</text:span> segundos, mínimo de 0:00.0<text:span text:style-name="T8">3</text:span> segundos, media de 0:00.<text:span text:style-name="T8">0</text:span>4 segundos y una desviación típica de 0:00.0<text:span text:style-name="T8">3</text:span> segundos.</text:p>
      <text:p text:style-name="Text_20_body">En conclusión, los resultados sugieren que el sistema exhibe una escalabilidad débil, ya que el aumento de hilos sin incrementar el tamaño del problema (N) resulta en una disminución de la eficiencia. Se<text:span text:style-name="T8">ría</text:span> <text:span text:style-name="T8">recomendable</text:span> considerar el tamaño del problema al incrementar el número de hilos para mantener la eficiencia del sistema. Los mejores resultados en tiempo de ejecución se obtuvieron con 32 hilos, aunque se debe<text:span text:style-name="T8">ría</text:span> tener en cuenta la escalabilidad para un rendimiento óptimo en <text:span text:style-name="T8">otras</text:span> configuraciones.</text:p>
      <text:p text:style-name="P19"/>
      <text:h text:style-name="Heading_20_3" text:outline-level="3">Programa 2: pitagoras.c</text:h>
      <text:p text:style-name="P25"><text:span text:style-name="T4">Snippet de la parte a paralelizar:</text:span><text:line-break/>```c</text:p>
      <text:p text:style-name="P26">double Integrar (double a, double b, int n, double w) {</text:p>
      <text:p text:style-name="P26"><text:s text:c="2"/>double <text:s/>resultado, x; </text:p>
      <text:p text:style-name="P26"><text:s text:c="2"/>int <text:s text:c="4"/>i; </text:p>
      <text:p text:style-name="P26"><text:s text:c="2"/>resultado = (f(a) + f(b)) / 2.0; </text:p>
      <text:p text:style-name="P26"><text:s text:c="2"/>#pragma omp parallel for private(x) reduction(+:resultado)</text:p>
      <text:p text:style-name="P26"><text:s text:c="2"/>for (i=1; i&lt;n; i++) {</text:p>
      <text:p text:style-name="P26"><text:s text:c="4"/>x = a + i*w; </text:p>
      <text:p text:style-name="P26"><text:s text:c="4"/>resultado += f(x); </text:p>
      <text:p text:style-name="P26"><text:s text:c="2"/>} </text:p>
      <text:p text:style-name="P26"><text:s text:c="2"/>resultado *= <text:s/>w; </text:p>
      <text:p text:style-name="P26"><text:s text:c="2"/>return (resultado);</text:p>
      <text:p text:style-name="P26">}</text:p>
      <text:p text:style-name="P25">```</text:p>
      <text:h text:style-name="Heading_20_4" text:outline-level="4">Descripción <text:span text:style-name="T9">del </text:span><text:span text:style-name="T10">programa</text:span>:</text:h>
      <text:p text:style-name="Text_20_body">El <text:span text:style-name="T5">programa Pitagoras.c</text:span> busca y verifica pares de números cuya suma sea un cuadrado perfecto. Se ha<text:span text:style-name="T6">n</text:span> implementado <text:span text:style-name="T6">clausulas de </text:span>OpenMP para paralelizar la búsqueda de estos pares y mejorar la eficiencia del programa.</text:p>
      <text:h text:style-name="Heading_20_4" text:outline-level="4">Elementos Relevantes:</text:h>
      <text:list xml:id="list2005585778" text:style-name="L5">
        <text:list-item>
          <text:p text:style-name="P35"><text:span text:style-name="Strong_20_Emphasis">Directivas OpenMP:</text:span></text:p>
          <text:list>
            <text:list-item>
              <text:p text:style-name="P36"><text:span text:style-name="Source_20_Text">#pragma omp parallel for</text:span>: Paraleliza la generación de cuadrados iniciales.</text:p>
            </text:list-item>
            <text:list-item>
              <text:p text:style-name="P36"><text:soft-page-break/><text:span text:style-name="Source_20_Text">schedule(static)</text:span>: Distribuye las iteraciones del bucle de búsqueda de manera estática entre los hilos.</text:p>
            </text:list-item>
          </text:list>
        </text:list-item>
        <text:list-item>
          <text:p text:style-name="P35"><text:span text:style-name="Strong_20_Emphasis">Reducción y Sección Crítica:</text:span></text:p>
          <text:list>
            <text:list-item>
              <text:p text:style-name="P36"><text:span text:style-name="Source_20_Text">reduction(+:count)</text:span>: Asegura la operación segura de reducción para la variable <text:span text:style-name="Source_20_Text">count</text:span>.</text:p>
            </text:list-item>
            <text:list-item>
              <text:p text:style-name="P35"><text:span text:style-name="Source_20_Text">#pragma omp critical</text:span>: Garantiza la exclusión mutua al imprimir los pares encontrados.</text:p>
            </text:list-item>
          </text:list>
        </text:list-item>
      </text:list>
      <text:h text:style-name="Heading_20_4" text:outline-level="4">Resultados y Eficiencia:</text:h>
      <text:p text:style-name="P14"><text:span text:style-name="Strong_20_Emphasis">Resultados para Pitagoras.c (N = 100):</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Hilos</text:p>
            </table:table-cell>
            <table:table-cell table:style-name="Table3.A1" office:value-type="string">
              <text:p text:style-name="P13">N</text:p>
            </table:table-cell>
            <table:table-cell table:style-name="Table3.A1" office:value-type="string">
              <text:p text:style-name="P13">Tiempo (s)</text:p>
            </table:table-cell>
          </table:table-row>
        </table:table-header-rows>
        <table:table-row>
          <table:table-cell table:style-name="Table3.A1" office:value-type="string">
            <text:p text:style-name="P12">1</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text:p>
          </table:table-cell>
          <table:table-cell table:style-name="Table3.A1" office:value-type="string">
            <text:p text:style-name="P12">1000</text:p>
          </table:table-cell>
          <table:table-cell table:style-name="Table3.A1" office:value-type="string">
            <text:p text:style-name="P12">0m0.006s</text:p>
          </table:table-cell>
        </table:table-row>
        <table:table-row>
          <table:table-cell table:style-name="Table3.A1" office:value-type="string">
            <text:p text:style-name="P12">1</text:p>
          </table:table-cell>
          <table:table-cell table:style-name="Table3.A1" office:value-type="string">
            <text:p text:style-name="P12">5000</text:p>
          </table:table-cell>
          <table:table-cell table:style-name="Table3.A1" office:value-type="string">
            <text:p text:style-name="P12">0m0.118s</text:p>
          </table:table-cell>
        </table:table-row>
        <table:table-row>
          <table:table-cell table:style-name="Table3.A1" office:value-type="string">
            <text:p text:style-name="P12">1</text:p>
          </table:table-cell>
          <table:table-cell table:style-name="Table3.A1" office:value-type="string">
            <text:p text:style-name="P12">10000</text:p>
          </table:table-cell>
          <table:table-cell table:style-name="Table3.A1" office:value-type="string">
            <text:p text:style-name="P12">0m0.466s</text:p>
          </table:table-cell>
        </table:table-row>
        <table:table-row>
          <table:table-cell table:style-name="Table3.A1" office:value-type="string">
            <text:p text:style-name="P12">1</text:p>
          </table:table-cell>
          <table:table-cell table:style-name="Table3.A1" office:value-type="string">
            <text:p text:style-name="P12">100000</text:p>
          </table:table-cell>
          <table:table-cell table:style-name="Table3.A1" office:value-type="string">
            <text:p text:style-name="P12">0m13.612s</text:p>
          </table:table-cell>
        </table:table-row>
        <table:table-row>
          <table:table-cell table:style-name="Table3.A1" office:value-type="string">
            <text:p text:style-name="P12">2</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2</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2</text:p>
          </table:table-cell>
          <table:table-cell table:style-name="Table3.A1" office:value-type="string">
            <text:p text:style-name="P12">5000</text:p>
          </table:table-cell>
          <table:table-cell table:style-name="Table3.A1" office:value-type="string">
            <text:p text:style-name="P12">0m0.090s</text:p>
          </table:table-cell>
        </table:table-row>
        <table:table-row>
          <table:table-cell table:style-name="Table3.A1" office:value-type="string">
            <text:p text:style-name="P12">2</text:p>
          </table:table-cell>
          <table:table-cell table:style-name="Table3.A1" office:value-type="string">
            <text:p text:style-name="P12">10000</text:p>
          </table:table-cell>
          <table:table-cell table:style-name="Table3.A1" office:value-type="string">
            <text:p text:style-name="P12">0m0.349s</text:p>
          </table:table-cell>
        </table:table-row>
        <table:table-row>
          <table:table-cell table:style-name="Table3.A1" office:value-type="string">
            <text:p text:style-name="P12">2</text:p>
          </table:table-cell>
          <table:table-cell table:style-name="Table3.A1" office:value-type="string">
            <text:p text:style-name="P12">100000</text:p>
          </table:table-cell>
          <table:table-cell table:style-name="Table3.A1" office:value-type="string">
            <text:p text:style-name="P12">0m9.472s</text:p>
          </table:table-cell>
        </table:table-row>
        <table:table-row>
          <table:table-cell table:style-name="Table3.A1" office:value-type="string">
            <text:p text:style-name="P12">4</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4</text:p>
          </table:table-cell>
          <table:table-cell table:style-name="Table3.A1" office:value-type="string">
            <text:p text:style-name="P12">1000</text:p>
          </table:table-cell>
          <table:table-cell table:style-name="Table3.A1" office:value-type="string">
            <text:p text:style-name="P12">0m0.005s</text:p>
          </table:table-cell>
        </table:table-row>
        <table:table-row>
          <table:table-cell table:style-name="Table3.A1" office:value-type="string">
            <text:p text:style-name="P12">4</text:p>
          </table:table-cell>
          <table:table-cell table:style-name="Table3.A1" office:value-type="string">
            <text:p text:style-name="P12">5000</text:p>
          </table:table-cell>
          <table:table-cell table:style-name="Table3.A1" office:value-type="string">
            <text:p text:style-name="P12">0m0.053s</text:p>
          </table:table-cell>
        </table:table-row>
        <table:table-row>
          <table:table-cell table:style-name="Table3.A1" office:value-type="string">
            <text:p text:style-name="P12">4</text:p>
          </table:table-cell>
          <table:table-cell table:style-name="Table3.A1" office:value-type="string">
            <text:p text:style-name="P12">10000</text:p>
          </table:table-cell>
          <table:table-cell table:style-name="Table3.A1" office:value-type="string">
            <text:p text:style-name="P12">0m0.207s</text:p>
          </table:table-cell>
        </table:table-row>
        <table:table-row>
          <table:table-cell table:style-name="Table3.A1" office:value-type="string">
            <text:p text:style-name="P12">4</text:p>
          </table:table-cell>
          <table:table-cell table:style-name="Table3.A1" office:value-type="string">
            <text:p text:style-name="P12">100000</text:p>
          </table:table-cell>
          <table:table-cell table:style-name="Table3.A1" office:value-type="string">
            <text:p text:style-name="P12">0m5.336s</text:p>
          </table:table-cell>
        </table:table-row>
        <table:table-row>
          <table:table-cell table:style-name="Table3.A1" office:value-type="string">
            <text:p text:style-name="P12">8</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8</text:p>
          </table:table-cell>
          <table:table-cell table:style-name="Table3.A1" office:value-type="string">
            <text:p text:style-name="P12">1000</text:p>
          </table:table-cell>
          <table:table-cell table:style-name="Table3.A1" office:value-type="string">
            <text:p text:style-name="P12">0m0.003s</text:p>
          </table:table-cell>
        </table:table-row>
        <table:table-row>
          <table:table-cell table:style-name="Table3.A1" office:value-type="string">
            <text:p text:style-name="P12">8</text:p>
          </table:table-cell>
          <table:table-cell table:style-name="Table3.A1" office:value-type="string">
            <text:p text:style-name="P12">5000</text:p>
          </table:table-cell>
          <table:table-cell table:style-name="Table3.A1" office:value-type="string">
            <text:p text:style-name="P12">0m0.029s</text:p>
          </table:table-cell>
        </table:table-row>
        <table:table-row>
          <table:table-cell table:style-name="Table3.A1" office:value-type="string">
            <text:p text:style-name="P12">8</text:p>
          </table:table-cell>
          <table:table-cell table:style-name="Table3.A1" office:value-type="string">
            <text:p text:style-name="P12">10000</text:p>
          </table:table-cell>
          <table:table-cell table:style-name="Table3.A1" office:value-type="string">
            <text:p text:style-name="P12">0m0.112s</text:p>
          </table:table-cell>
        </table:table-row>
        <table:table-row>
          <table:table-cell table:style-name="Table3.A1" office:value-type="string">
            <text:p text:style-name="P12">8</text:p>
          </table:table-cell>
          <table:table-cell table:style-name="Table3.A1" office:value-type="string">
            <text:p text:style-name="P12">100000</text:p>
          </table:table-cell>
          <table:table-cell table:style-name="Table3.A1" office:value-type="string">
            <text:p text:style-name="P12">0m2.830s</text:p>
          </table:table-cell>
        </table:table-row>
        <table:table-row>
          <table:table-cell table:style-name="Table3.A1" office:value-type="string">
            <text:p text:style-name="P12">16</text:p>
          </table:table-cell>
          <table:table-cell table:style-name="Table3.A1" office:value-type="string">
            <text:p text:style-name="P12">100</text:p>
          </table:table-cell>
          <table:table-cell table:style-name="Table3.A1" office:value-type="string">
            <text:p text:style-name="P12">0m0.002s</text:p>
          </table:table-cell>
        </table:table-row>
        <table:table-row>
          <table:table-cell table:style-name="Table3.A1" office:value-type="string">
            <text:p text:style-name="P12">16</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16</text:p>
          </table:table-cell>
          <table:table-cell table:style-name="Table3.A1" office:value-type="string">
            <text:p text:style-name="P12">5000</text:p>
          </table:table-cell>
          <table:table-cell table:style-name="Table3.A1" office:value-type="string">
            <text:p text:style-name="P12">0m0.017s</text:p>
          </table:table-cell>
        </table:table-row>
        <table:table-row>
          <table:table-cell table:style-name="Table3.A1" office:value-type="string">
            <text:p text:style-name="P12">16</text:p>
          </table:table-cell>
          <table:table-cell table:style-name="Table3.A1" office:value-type="string">
            <text:p text:style-name="P12">10000</text:p>
          </table:table-cell>
          <table:table-cell table:style-name="Table3.A1" office:value-type="string">
            <text:p text:style-name="P12">0m0.059s</text:p>
          </table:table-cell>
        </table:table-row>
        <table:table-row>
          <table:table-cell table:style-name="Table3.A1" office:value-type="string">
            <text:p text:style-name="P12">16</text:p>
          </table:table-cell>
          <table:table-cell table:style-name="Table3.A1" office:value-type="string">
            <text:p text:style-name="P12">100000</text:p>
          </table:table-cell>
          <table:table-cell table:style-name="Table3.A1" office:value-type="string">
            <text:p text:style-name="P12">0m1.465s</text:p>
          </table:table-cell>
        </table:table-row>
        <table:table-row>
          <table:table-cell table:style-name="Table3.A1" office:value-type="string">
            <text:p text:style-name="P12">32</text:p>
          </table:table-cell>
          <table:table-cell table:style-name="Table3.A1" office:value-type="string">
            <text:p text:style-name="P12">100</text:p>
          </table:table-cell>
          <table:table-cell table:style-name="Table3.A1" office:value-type="string">
            <text:p text:style-name="P12">0m0.003s</text:p>
          </table:table-cell>
        </table:table-row>
        <table:table-row>
          <table:table-cell table:style-name="Table3.A1" office:value-type="string">
            <text:p text:style-name="P12">32</text:p>
          </table:table-cell>
          <table:table-cell table:style-name="Table3.A1" office:value-type="string">
            <text:p text:style-name="P12">1000</text:p>
          </table:table-cell>
          <table:table-cell table:style-name="Table3.A1" office:value-type="string">
            <text:p text:style-name="P12">0m0.004s</text:p>
          </table:table-cell>
        </table:table-row>
        <table:table-row>
          <table:table-cell table:style-name="Table3.A1" office:value-type="string">
            <text:p text:style-name="P12">32</text:p>
          </table:table-cell>
          <table:table-cell table:style-name="Table3.A1" office:value-type="string">
            <text:p text:style-name="P12">5000</text:p>
          </table:table-cell>
          <table:table-cell table:style-name="Table3.A1" office:value-type="string">
            <text:p text:style-name="P12">0m0.013s</text:p>
          </table:table-cell>
        </table:table-row>
        <table:table-row>
          <table:table-cell table:style-name="Table3.A1" office:value-type="string">
            <text:p text:style-name="P12">32</text:p>
          </table:table-cell>
          <table:table-cell table:style-name="Table3.A1" office:value-type="string">
            <text:p text:style-name="P12">10000</text:p>
          </table:table-cell>
          <table:table-cell table:style-name="Table3.A1" office:value-type="string">
            <text:p text:style-name="P12">0m0.032s</text:p>
          </table:table-cell>
        </table:table-row>
        <table:table-row>
          <table:table-cell table:style-name="Table3.A1" office:value-type="string">
            <text:p text:style-name="P12">32</text:p>
          </table:table-cell>
          <table:table-cell table:style-name="Table3.A1" office:value-type="string">
            <text:p text:style-name="P12">100000</text:p>
          </table:table-cell>
          <table:table-cell table:style-name="Table3.A1" office:value-type="string">
            <text:p text:style-name="P12">0m0.748s</text:p>
          </table:table-cell>
        </table:table-row>
      </table:table>
      <text:p text:style-name="P17"><text:soft-page-break/>Como este programa lo ejecutamos con distintos valores de N mostraré el factor de aceleración mediante una tabla y así no tener 5 graficas diferentes.</text:p>
      <text:p text:style-name="P17"/>
      <table:table table:name="Table4" table:style-name="Table4">
        <table:table-column table:style-name="Table4.A" table:number-columns-repeated="2"/>
        <table:table-column table:style-name="Table4.C"/>
        <table:table-column table:style-name="Table4.A" table:number-columns-repeated="2"/>
        <table:table-column table:style-name="Table4.F"/>
        <table:table-row>
          <table:table-cell table:style-name="Table4.A1" office:value-type="string">
            <text:p text:style-name="P16">Hilos</text:p>
          </table:table-cell>
          <table:table-cell table:style-name="Table4.A1" office:value-type="string">
            <text:p text:style-name="P16">N=100</text:p>
          </table:table-cell>
          <table:table-cell table:style-name="Table4.A1" office:value-type="string">
            <text:p text:style-name="P16">N=1000</text:p>
          </table:table-cell>
          <table:table-cell table:style-name="Table4.A1" office:value-type="string">
            <text:p text:style-name="P16">N=5000</text:p>
          </table:table-cell>
          <table:table-cell table:style-name="Table4.A1" office:value-type="string">
            <text:p text:style-name="P16">N=10000</text:p>
          </table:table-cell>
          <table:table-cell table:style-name="Table4.F1" office:value-type="string">
            <text:p text:style-name="P16">N=100000</text:p>
          </table:table-cell>
        </table:table-row>
        <table:table-row>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A2" office:value-type="string">
            <text:p text:style-name="P16">1</text:p>
          </table:table-cell>
          <table:table-cell table:style-name="Table4.F2" office:value-type="string">
            <text:p text:style-name="P16">1</text:p>
          </table:table-cell>
        </table:table-row>
        <table:table-row>
          <table:table-cell table:style-name="Table4.A2" office:value-type="string">
            <text:p text:style-name="P16">2</text:p>
          </table:table-cell>
          <table:table-cell table:style-name="Table4.A2" office:value-type="string">
            <text:p text:style-name="P16">1.583</text:p>
          </table:table-cell>
          <table:table-cell table:style-name="Table4.A2" office:value-type="string">
            <text:p text:style-name="P16">1.2</text:p>
          </table:table-cell>
          <table:table-cell table:style-name="Table4.A2" office:value-type="string">
            <text:p text:style-name="P16">1.311</text:p>
          </table:table-cell>
          <table:table-cell table:style-name="Table4.A2" office:value-type="string">
            <text:p text:style-name="P16">1.336</text:p>
          </table:table-cell>
          <table:table-cell table:style-name="Table4.F2" office:value-type="string">
            <text:p text:style-name="P16">1.435</text:p>
          </table:table-cell>
        </table:table-row>
        <table:table-row>
          <table:table-cell table:style-name="Table4.A2" office:value-type="string">
            <text:p text:style-name="P16">4</text:p>
          </table:table-cell>
          <table:table-cell table:style-name="Table4.A2" office:value-type="string">
            <text:p text:style-name="P16">2.609</text:p>
          </table:table-cell>
          <table:table-cell table:style-name="Table4.A2" office:value-type="string">
            <text:p text:style-name="P16">1.371</text:p>
          </table:table-cell>
          <table:table-cell table:style-name="Table4.A2" office:value-type="string">
            <text:p text:style-name="P16">2.226</text:p>
          </table:table-cell>
          <table:table-cell table:style-name="Table4.A2" office:value-type="string">
            <text:p text:style-name="P16">2.254</text:p>
          </table:table-cell>
          <table:table-cell table:style-name="Table4.F2" office:value-type="string">
            <text:p text:style-name="P16">2.544</text:p>
          </table:table-cell>
        </table:table-row>
        <table:table-row>
          <table:table-cell table:style-name="Table4.A2" office:value-type="string">
            <text:p text:style-name="P16">8</text:p>
          </table:table-cell>
          <table:table-cell table:style-name="Table4.A2" office:value-type="string">
            <text:p text:style-name="P16">5.92</text:p>
          </table:table-cell>
          <table:table-cell table:style-name="Table4.A2" office:value-type="string">
            <text:p text:style-name="P16">2.227</text:p>
          </table:table-cell>
          <table:table-cell table:style-name="Table4.A2" office:value-type="string">
            <text:p text:style-name="P16">4.069</text:p>
          </table:table-cell>
          <table:table-cell table:style-name="Table4.A2" office:value-type="string">
            <text:p text:style-name="P16">4.161</text:p>
          </table:table-cell>
          <table:table-cell table:style-name="Table4.F2" office:value-type="string">
            <text:p text:style-name="P16">4.677</text:p>
          </table:table-cell>
        </table:table-row>
        <table:table-row>
          <table:table-cell table:style-name="Table4.A2" office:value-type="string">
            <text:p text:style-name="P16">16</text:p>
          </table:table-cell>
          <table:table-cell table:style-name="Table4.A2" office:value-type="string">
            <text:p text:style-name="P16">8.706</text:p>
          </table:table-cell>
          <table:table-cell table:style-name="Table4.A2" office:value-type="string">
            <text:p text:style-name="P18">2.431</text:p>
          </table:table-cell>
          <table:table-cell table:style-name="Table4.A2" office:value-type="string">
            <text:p text:style-name="P18">6.941</text:p>
          </table:table-cell>
          <table:table-cell table:style-name="Table4.A2" office:value-type="string">
            <text:p text:style-name="P18">7.898</text:p>
          </table:table-cell>
          <table:table-cell table:style-name="Table4.F2" office:value-type="string">
            <text:p text:style-name="P18">9.291</text:p>
          </table:table-cell>
        </table:table-row>
        <table:table-row>
          <table:table-cell table:style-name="Table4.A2" office:value-type="string">
            <text:p text:style-name="P16">32</text:p>
          </table:table-cell>
          <table:table-cell table:style-name="Table4.A2" office:value-type="string">
            <text:p text:style-name="P18">10.571</text:p>
          </table:table-cell>
          <table:table-cell table:style-name="Table4.A2" office:value-type="string">
            <text:p text:style-name="P18">2.626</text:p>
          </table:table-cell>
          <table:table-cell table:style-name="Table4.A2" office:value-type="string">
            <text:p text:style-name="P18">9.077</text:p>
          </table:table-cell>
          <table:table-cell table:style-name="Table4.A2" office:value-type="string">
            <text:p text:style-name="P18">14.188</text:p>
          </table:table-cell>
          <table:table-cell table:style-name="Table4.F2" office:value-type="string">
            <text:p text:style-name="P18">18.192</text:p>
          </table:table-cell>
        </table:table-row>
      </table:table>
      <text:p text:style-name="P17"/>
      <text:p text:style-name="Text_20_body">Al analizar los datos teniendo en cuenta la variación en el tamaño del problema (N) para cada configuración de hilos en el programa "repartos_it.c", se observa que para algunos valores específicos de N, ciertos números de hilos ofrecen un mejor rendimiento. En particular:</text:p>
      <text:list xml:id="list2691109783" text:style-name="L6">
        <text:list-item>
          <text:p text:style-name="P38">Para N=100, el mejor rendimiento se logra con 8 hilos.</text:p>
        </text:list-item>
        <text:list-item>
          <text:p text:style-name="P38">Para N=1000, 16 hilos muestran un mejor rendimiento.</text:p>
        </text:list-item>
        <text:list-item>
          <text:p text:style-name="P38">Para N=5000, 32 hilos proporcionan un rendimiento superior.</text:p>
        </text:list-item>
        <text:list-item>
          <text:p text:style-name="P38">Para N=10000, nuevamente 32 hilos son óptimos.</text:p>
        </text:list-item>
        <text:list-item>
          <text:p text:style-name="P37">Para N=100000, se obtienen los mejores resultados con 32 hilos.</text:p>
        </text:list-item>
      </text:list>
      <text:p text:style-name="Text_20_body">Estos hallazgos indican que la elección del número de hilos óptimo depende del tamaño específico del problema, y se destaca la importancia de ajustar la configuración de hilos de manera adecuada para cada situación particular. Aunque se observa una variabilidad en el rendimiento, la adaptación del número de hilos según el tamaño del problema puede mejorar la eficiencia global del programa "repartos_it.c".</text:p>
      <text:p text:style-name="P27"/>
      <text:p text:style-name="P28">La representación gráfica del factor de aceleración y la eficiencia revela patrones fluctuantes, destacando la importancia de considerar cuidadosamente la escalabilidad del programa en diferentes configuraciones.</text:p>
      <text:p text:style-name="Text_20_body"/>
      <text:p text:style-name="P15"/>
      <text:h text:style-name="Heading_20_3" text:outline-level="3">Programa 3: reparto_it.c</text:h>
      <text:p text:style-name="P22">Snippet de la parte a paralelizar:</text:p>
      <text:p text:style-name="P22">```<text:span text:style-name="T5">c</text:span></text:p>
      <text:p text:style-name="P23"><text:s text:c="2"/>// Bucle 1 para paralelizar: reparto estatico consecutivo</text:p>
      <text:p text:style-name="P23"><text:s/>#pragma omp parallel for private(i, tid) </text:p>
      <text:p text:style-name="P23"><text:s text:c="2"/>for (i=0; i&lt;N; i++) { <text:s/></text:p>
      <text:p text:style-name="P23"><text:s text:c="4"/>tid = omp_get_thread_num();</text:p>
      <text:p text:style-name="P23"><text:soft-page-break/><text:s text:c="4"/>fun (i);</text:p>
      <text:p text:style-name="P23"><text:s text:c="4"/>A[i] = tid;</text:p>
      <text:p text:style-name="P23"><text:s text:c="2"/>}</text:p>
      <text:p text:style-name="P23"><text:s text:c="2"/>// Bucle 2 para paralelizar: reparto dinamico, chunk scheduling</text:p>
      <text:p text:style-name="P23"><text:s text:c="2"/>// lote (chuck) de 6 iteraciones (LOTE)</text:p>
      <text:p text:style-name="P23"><text:s/>#pragma omp parallel for private(i, tid) schedule(dynamic, LOTE)</text:p>
      <text:p text:style-name="P23"><text:s text:c="2"/>for (i=0; i&lt;N; i++) { <text:s/></text:p>
      <text:p text:style-name="P23"><text:s text:c="4"/>tid = omp_get_thread_num();</text:p>
      <text:p text:style-name="P23"><text:s text:c="4"/>fun (i);</text:p>
      <text:p text:style-name="P23"><text:s text:c="4"/>B[i] = tid;</text:p>
      <text:p text:style-name="P23"><text:s text:c="2"/>}</text:p>
      <text:p text:style-name="P22">```</text:p>
      <text:h text:style-name="Heading_20_4" text:outline-level="4">Descripción:</text:h>
      <text:p text:style-name="Text_20_body"><text:span text:style-name="T6">El programa Reparto_it.c </text:span>realiza dos bucles, cada uno con un método de reparto diferente. El primero utiliza un reparto estático consecutivo, y el segundo utiliza un reparto dinámico con un tamaño de lote específico <text:span text:style-name="T6">(6 en este caso)</text:span>. Ambos bucles se paralelizan para mejorar la eficiencia del programa.</text:p>
      <text:h text:style-name="Heading_20_4" text:outline-level="4">Elementos Relevantes:</text:h>
      <text:list xml:id="list633923093" text:style-name="L7">
        <text:list-item>
          <text:p text:style-name="P39"><text:span text:style-name="Strong_20_Emphasis">Directivas OpenMP:</text:span></text:p>
          <text:list>
            <text:list-item>
              <text:p text:style-name="P40"><text:span text:style-name="Source_20_Text">#pragma omp parallel for</text:span>: Paraleliza ambos bucles para distribuir las iteraciones entre los hilos.</text:p>
            </text:list-item>
            <text:list-item>
              <text:p text:style-name="P40"><text:span text:style-name="Source_20_Text">private(i, tid)</text:span>: Declara variables privadas para evitar condiciones de carrera.</text:p>
            </text:list-item>
            <text:list-item>
              <text:p text:style-name="P40"><text:span text:style-name="Source_20_Text">schedule(dynamic, LOTE)</text:span>: Aplica un reparto dinámico con un tamaño de lote definido.</text:p>
            </text:list-item>
          </text:list>
        </text:list-item>
        <text:list-item>
          <text:p text:style-name="P39"><text:span text:style-name="Strong_20_Emphasis">Función de Espera:</text:span></text:p>
          <text:list>
            <text:list-item>
              <text:p text:style-name="P39"><text:span text:style-name="Source_20_Text">usleep(100 * (x % 15))</text:span>: Introduce una espera artificial para simular carga y destacar el reparto dinámico.</text:p>
            </text:list-item>
          </text:list>
        </text:list-item>
      </text:list>
      <text:h text:style-name="Heading_20_4" text:outline-level="4">Visualización de Resultados:</text:h>
      <text:p text:style-name="Text_20_body"/>
      <text:p text:style-name="P10"><text:span text:style-name="Strong_20_Emphasis">Resultados para Reparto_it.c:</text:span></text:p>
      <table:table table:name="Table2" table:style-name="Table2">
        <table:table-column table:style-name="Table2.A"/>
        <table:table-column table:style-name="Table2.B"/>
        <table:table-header-rows>
          <table:table-row>
            <table:table-cell table:style-name="Table2.A1" office:value-type="string">
              <text:p text:style-name="P9">Hilos</text:p>
            </table:table-cell>
            <table:table-cell table:style-name="Table2.A1" office:value-type="string">
              <text:p text:style-name="P9">Tiempo (s)</text:p>
            </table:table-cell>
          </table:table-row>
        </table:table-header-rows>
        <table:table-row>
          <table:table-cell table:style-name="Table2.A1" office:value-type="string">
            <text:p text:style-name="P8">1</text:p>
          </table:table-cell>
          <table:table-cell table:style-name="Table2.A1" office:value-type="string">
            <text:p text:style-name="P8">0.148</text:p>
          </table:table-cell>
        </table:table-row>
        <table:table-row>
          <table:table-cell table:style-name="Table2.A1" office:value-type="string">
            <text:p text:style-name="P11">1</text:p>
          </table:table-cell>
          <table:table-cell table:style-name="Table2.A1" office:value-type="string">
            <text:p text:style-name="P11">0.148</text:p>
          </table:table-cell>
        </table:table-row>
        <text:soft-page-break/>
        <table:table-row>
          <table:table-cell table:style-name="Table2.A1" office:value-type="string">
            <text:p text:style-name="P8">2</text:p>
          </table:table-cell>
          <table:table-cell table:style-name="Table2.A1" office:value-type="string">
            <text:p text:style-name="P8">0.077</text:p>
          </table:table-cell>
        </table:table-row>
        <table:table-row>
          <table:table-cell table:style-name="Table2.A1" office:value-type="string">
            <text:p text:style-name="P8">4</text:p>
          </table:table-cell>
          <table:table-cell table:style-name="Table2.A1" office:value-type="string">
            <text:p text:style-name="P8">0.045</text:p>
          </table:table-cell>
        </table:table-row>
        <table:table-row>
          <table:table-cell table:style-name="Table2.A1" office:value-type="string">
            <text:p text:style-name="P8">8</text:p>
          </table:table-cell>
          <table:table-cell table:style-name="Table2.A1" office:value-type="string">
            <text:p text:style-name="P8">0.025</text:p>
          </table:table-cell>
        </table:table-row>
        <table:table-row>
          <table:table-cell table:style-name="Table2.A1" office:value-type="string">
            <text:p text:style-name="P8">16</text:p>
          </table:table-cell>
          <table:table-cell table:style-name="Table2.A1" office:value-type="string">
            <text:p text:style-name="P8">0.017</text:p>
          </table:table-cell>
        </table:table-row>
        <table:table-row>
          <table:table-cell table:style-name="Table2.A1" office:value-type="string">
            <text:p text:style-name="P8">32</text:p>
          </table:table-cell>
          <table:table-cell table:style-name="Table2.A1" office:value-type="string">
            <text:p text:style-name="P8">0.014</text:p>
          </table:table-cell>
        </table:table-row>
      </table:table>
      <text:p text:style-name="P10"><draw:frame draw:style-name="fr1" draw:name="Frame2" text:anchor-type="paragraph" svg:width="6.6929in" style:rel-width="100%" svg:height="3.7638in" style:rel-height="scale-min" draw:z-index="2"><draw:text-box><text:p text:style-name="Figure"><draw:frame draw:style-name="fr3" draw:name="Object2" text:anchor-type="paragraph" svg:width="6.6929in" style:rel-width="100%" svg:height="3.7638in" style:rel-height="scale" draw:z-index="3"><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factor de aceleracion (fa)</text:p></draw:text-box></draw:frame><text:span text:style-name="Strong_20_Emphasis"/></text:p>
      <text:p text:style-name="P19">Al analizar los datos proporcionados de la ejecución del programa "repartos_it.c", se observa un patrón interesante en el rendimiento en paralelo en función del número de hilos utilizados. A medida que se incrementa el número de hilos, se evidencia una disminución en el tiempo de ejecución, alcanzando su punto más bajo con 32 hilos.</text:p>
      <text:p text:style-name="Text_20_body">La representación gráfica del factor de aceleración revela un aumento constante hasta 32 hilos, indicando un mejor rendimiento a medida que se emplean más recursos paralelos. Sin embargo, es crucial considerar la eficiencia del sistema al evaluar estos resultados.</text:p>
      <text:p text:style-name="Text_20_body">La eficiencia, reflejada en la gráfica correspondiente, muestra un rendimiento óptimo con 2 hilos, pero disminuye a medida que se incrementa el número de hilos, sugiriendo una escalabilidad que puede no ser completamente eficiente.</text:p>
      <text:p text:style-name="Text_20_body">En términos de los mejores tiempos de ejecución en paralelo, se lograron con 32 hilos, con un tiempo máximo de 0m0.217s, mínimo de 0m0.014s, media de 0m0.046s y una desviación típica de 0m0.058s.</text:p>
      <text:p text:style-name="Text_20_body">En conclusión, los resultados sugieren que el sistema exhibe una mejora en el rendimiento al aumentar el número de hilos, aunque la escalabilidad puede no ser totalmente eficiente. </text:p>
      <text:p text:style-name="P3"/>
      <text:p text:style-name="Horizontal_20_Line"><text:soft-page-break/></text:p>
      <text:h text:style-name="Heading_20_2" text:outline-level="2"><text:span text:style-name="T2">5</text:span>. Conclusiones</text:h>
      <text:p text:style-name="Text_20_body">En términos de rendimiento, la paralelización con OpenMP proporciona mejoras significativas en los tres programas. Sin embargo, es fundamental realizar un análisis detallado para optimizar el rendimiento según las características específicas de cada problema.<text:line-break/><text:line-break/><text:span text:style-name="T6">O <text:line-break/><text:line-break/>En cuanto a los objetivos, he logrado reducir considerablemente los tiempos de ejecución </text:span>manteniendo la funcionabilidad de los programas. He reducido los tiempos todo lo que he podido, por lo cual, estoy satisfecho por el trabajo realizado. Hacer este proyecto me ha ayudado a entender mejor el funcionamiento de la paralelización y saber cual es el funcionamiento de algunos de los códigos usados. En conclusión, he hecho el código y los he explicado lo mejor que he podido, poniendo en este informe los datos con mayor precisión posible y el hacerlo me ha ayudado a entender mejor la paralelización.</text:p>
      <text:p text:style-name="Standard"/>
      <text:p text:style-name="Standard"/>
      <text:p text:style-name="P3"><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12:41:48.218270424</meta:creation-date>
    <dc:date>2023-12-14T20:41:08.843454735</dc:date>
    <meta:editing-duration>PT1H24M24S</meta:editing-duration>
    <meta:editing-cycles>6</meta:editing-cycles>
    <meta:generator>LibreOffice/7.3.7.2$Linux_X86_64 LibreOffice_project/30$Build-2</meta:generator>
    <meta:document-statistic meta:table-count="4" meta:image-count="0" meta:object-count="2" meta:page-count="9" meta:paragraph-count="295" meta:word-count="1877" meta:character-count="11736" meta:non-whitespace-character-count="10068"/>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225cm" svg:y="4.2cm" style:legend-expansion="high" chart:style-name="ch2"/>
        <chart:plot-area chart:style-name="ch3" chart:data-source-has-labels="both" svg:x="0.319cm" svg:y="0.179cm" svg:width="12.587cm" svg:height="8.641cm">
          <chart:coordinate-region svg:x="0.94cm" svg:y="0.378cm" svg:width="11.779cm" svg:height="7.7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Integral.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3.08">
                <text:p>3.08</text:p>
              </table:table-cell>
            </table:table-row>
            <table:table-row>
              <table:table-cell office:value-type="string">
                <text:p>4</text:p>
              </table:table-cell>
              <table:table-cell office:value-type="float" office:value="7.75">
                <text:p>7.75</text:p>
              </table:table-cell>
            </table:table-row>
            <table:table-row>
              <table:table-cell office:value-type="string">
                <text:p>8</text:p>
              </table:table-cell>
              <table:table-cell office:value-type="float" office:value="15.5">
                <text:p>15.5</text:p>
              </table:table-cell>
            </table:table-row>
            <table:table-row>
              <table:table-cell office:value-type="string">
                <text:p>16</text:p>
              </table:table-cell>
              <table:table-cell office:value-type="float" office:value="31">
                <text:p>31</text:p>
              </table:table-cell>
            </table:table-row>
            <table:table-row>
              <table:table-cell office:value-type="string">
                <text:p>32</text:p>
              </table:table-cell>
              <table:table-cell office:value-type="float" office:value="54.25">
                <text:p>54.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cm" svg:height="9.56cm" xlink:href="." xlink:type="simple" chart:class="chart:line" chart:style-name="ch1">
        <chart:legend chart:legend-position="end" svg:x="13.936cm" svg:y="4.481cm" style:legend-expansion="high" chart:style-name="ch2"/>
        <chart:plot-area chart:style-name="ch3" chart:data-source-has-labels="both" svg:x="0.34cm" svg:y="0.191cm" svg:width="13.256cm" svg:height="9.178cm">
          <chart:coordinate-region svg:x="0.961cm" svg:y="0.39cm" svg:width="12.449cm" svg:height="8.33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line">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reparto_it.c</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922">
                <text:p>1.922</text:p>
              </table:table-cell>
            </table:table-row>
            <table:table-row>
              <table:table-cell office:value-type="string">
                <text:p>4</text:p>
              </table:table-cell>
              <table:table-cell office:value-type="float" office:value="3.289">
                <text:p>3.289</text:p>
              </table:table-cell>
            </table:table-row>
            <table:table-row>
              <table:table-cell office:value-type="string">
                <text:p>8</text:p>
              </table:table-cell>
              <table:table-cell office:value-type="float" office:value="5.92">
                <text:p>5.92</text:p>
              </table:table-cell>
            </table:table-row>
            <table:table-row>
              <table:table-cell office:value-type="string">
                <text:p>16</text:p>
              </table:table-cell>
              <table:table-cell office:value-type="float" office:value="8.706">
                <text:p>8.706</text:p>
              </table:table-cell>
            </table:table-row>
            <table:table-row>
              <table:table-cell office:value-type="string">
                <text:p>32</text:p>
              </table:table-cell>
              <table:table-cell office:value-type="float" office:value="10.571">
                <text:p>10.57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